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mpt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45">
            <text:p>945</text:p>
          </table:table-cell>
          <table:table-cell table:style-name="ce23" office:value-type="float" office:value="143">
            <text:p>14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63">
            <text:p>6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183">
            <text:p>18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902">
            <text:p>902</text:p>
          </table:table-cell>
          <table:table-cell table:style-name="ce23" office:value-type="float" office:value="71">
            <text:p>7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455">
            <text:p>3455</text:p>
          </table:table-cell>
          <table:table-cell table:style-name="ce23" office:value-type="float" office:value="542">
            <text:p>54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9">
            <text:p>17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26">
            <text:p>42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17">
            <text:p>81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1">
            <text:p>33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19">
            <text:p>219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791">
            <text:p>2791</text:p>
          </table:table-cell>
          <table:table-cell table:style-name="ce23" office:value-type="float" office:value="153">
            <text:p>15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500">
            <text:p>4500</text:p>
          </table:table-cell>
          <table:table-cell table:style-name="ce23" office:value-type="float" office:value="705">
            <text:p>70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7955">
            <text:p>7955</text:p>
          </table:table-cell>
          <table:table-cell table:style-name="ce23" office:value-type="float" office:value="1247">
            <text:p>124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